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fo:padding="0.0193in" fo:border="0.0008in solid #d9d9e3"/>
    </style:style>
    <style:style style:name="P2" style:family="paragraph" style:parent-style-name="Standard">
      <style:paragraph-properties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Text_20_body" style:list-style-name="L7">
      <style:paragraph-properties fo:padding="0.0193in" fo:border="0.0008in solid #d9d9e3"/>
    </style:style>
    <style:style style:name="P11" style:family="paragraph" style:parent-style-name="Text_20_body" style:list-style-name="L8">
      <style:paragraph-properties fo:padding="0.0193in" fo:border="0.0008in solid #d9d9e3"/>
    </style:style>
    <style:style style:name="P12" style:family="paragraph" style:parent-style-name="Text_20_body" style:list-style-name="L9">
      <style:paragraph-properties fo:padding="0.0193in" fo:border="0.0008in solid #d9d9e3"/>
    </style:style>
    <style:style style:name="P13" style:family="paragraph" style:parent-style-name="Text_20_body" style:list-style-name="L10">
      <style:paragraph-properties fo:padding="0.0193in" fo:border="0.0008in solid #d9d9e3"/>
    </style:style>
    <style:style style:name="P14" style:family="paragraph" style:parent-style-name="Text_20_body">
      <style:paragraph-properties fo:margin-top="0in" fo:margin-bottom="0in" fo:padding="0.0193in" fo:border="0.0008in solid #d9d9e3"/>
    </style:style>
    <style:style style:name="P15" style:family="paragraph" style:parent-style-name="Heading_20_3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008in solid #d9d9e3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4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<draw:frame draw:style-name="fr1" draw:name="Графический объект1" text:anchor-type="as-char" svg:width="0.2in" svg:height="0.2in" draw:z-index="0"><draw:image xlink:href="https://lh3.googleusercontent.com/a/AGNmyxbKHUQy-WPc0SjkrsYUa8QEj9MpQdbiP9GdVMeaag=s96-c" xlink:type="simple" xlink:show="embed" xlink:actuate="onLoad"/></draw:frame></text:p>
      <text:p text:style-name="P2">You</text:p>
      <text:p text:style-name="P2">50 советов по теме для изучения и понимания</text:p>
      <text:p text:style-name="P2">ChatGPT</text:p>
      <text:p text:style-name="P1">ChatGPT</text:p>
      <text:p text:style-name="P3">Конечно, вот 50 советов, которые помогут в изучении и понимании PHP:</text:p>
      <text:h text:style-name="P15" text:outline-level="3">Начало изучения:</text:h>
      <text:list xml:id="list4482358453730241279" text:style-name="L1">
        <text:list-item>
          <text:p text:style-name="P4"><text:span text:style-name="Strong_20_Emphasis">Поставьте цели:</text:span> Определите, что именно вы хотите достичь с помощью изучения PHP.</text:p>
        </text:list-item>
        <text:list-item>
          <text:p text:style-name="P4"><text:span text:style-name="Strong_20_Emphasis">Основы сначала:</text:span> Начните с базовых концепций, таких как переменные, условия, циклы.</text:p>
        </text:list-item>
        <text:list-item>
          <text:p text:style-name="P4"><text:span text:style-name="Strong_20_Emphasis">Практика:</text:span> Начните писать код с самого начала, даже если это простые задачи.</text:p>
        </text:list-item>
        <text:list-item>
          <text:p text:style-name="P4"><text:span text:style-name="Strong_20_Emphasis">Чтение кода:</text:span> Изучайте код других разработчиков, чтобы понять, как они решают задачи.</text:p>
        </text:list-item>
        <text:list-item>
          <text:p text:style-name="P4"><text:span text:style-name="Strong_20_Emphasis">Официальная документация:</text:span> Познакомьтесь с документацией PHP, она содержит множество полезной информации.</text:p>
        </text:list-item>
      </text:list>
      <text:h text:style-name="P15" text:outline-level="3">Углубленное изучение:</text:h>
      <text:list xml:id="list2675984824081860000" text:style-name="L2">
        <text:list-item>
          <text:p text:style-name="P5"><text:span text:style-name="Strong_20_Emphasis">ООП:</text:span> Изучите основы объектно-ориентированного программирования (ООП) в PHP.</text:p>
        </text:list-item>
        <text:list-item>
          <text:p text:style-name="P5"><text:span text:style-name="Strong_20_Emphasis">Функции и методы:</text:span> Понимание создания и использования функций и методов классов.</text:p>
        </text:list-item>
        <text:list-item>
          <text:p text:style-name="P5"><text:span text:style-name="Strong_20_Emphasis">Работа с базами данных:</text:span> Погрузитесь в SQL и его интеграцию с PHP.</text:p>
        </text:list-item>
        <text:list-item>
          <text:p text:style-name="P5"><text:span text:style-name="Strong_20_Emphasis">Фреймворки:</text:span> Изучите фреймворки, чтобы ускорить разработку и понять лучшие практики.</text:p>
        </text:list-item>
        <text:list-item>
          <text:p text:style-name="P5"><text:span text:style-name="Strong_20_Emphasis">Дебаггинг и отладка:</text:span> Освойте инструменты для обнаружения и исправления ошибок в коде.</text:p>
        </text:list-item>
      </text:list>
      <text:h text:style-name="P15" text:outline-level="3">Эффективное изучение:</text:h>
      <text:list xml:id="list9219420506794933066" text:style-name="L3">
        <text:list-item>
          <text:p text:style-name="P6"><text:span text:style-name="Strong_20_Emphasis">Регулярная практика:</text:span> Занимайтесь ежедневно, чтобы сохранить континуум изучения.</text:p>
        </text:list-item>
        <text:list-item>
          <text:p text:style-name="P6"><text:span text:style-name="Strong_20_Emphasis">Проекты:</text:span> Работайте над реальными проектами, чтобы применить теорию на практике.</text:p>
        </text:list-item>
        <text:list-item>
          <text:p text:style-name="P6"><text:span text:style-name="Strong_20_Emphasis">Тестирование:</text:span> Пишите тесты для кода, чтобы убедиться в его работоспособности.</text:p>
        </text:list-item>
        <text:list-item>
          <text:p text:style-name="P6"><text:span text:style-name="Strong_20_Emphasis">Документирование кода:</text:span> Начните практиковать хорошие практики документирования кода с самого начала.</text:p>
        </text:list-item>
        <text:list-item>
          <text:p text:style-name="P6"><text:span text:style-name="Strong_20_Emphasis">Экспериментирование:</text:span> Играйте с различными подходами, чтобы лучше понять, как они работают.</text:p>
        </text:list-item>
      </text:list>
      <text:h text:style-name="P15" text:outline-level="3"><text:soft-page-break/>Поддержка и развитие:</text:h>
      <text:list xml:id="list3599242572875010081" text:style-name="L4">
        <text:list-item>
          <text:p text:style-name="P7"><text:span text:style-name="Strong_20_Emphasis">Сообщества:</text:span> Присоединяйтесь к сообществам разработчиков для обмена опытом и получения помощи.</text:p>
        </text:list-item>
        <text:list-item>
          <text:p text:style-name="P7"><text:span text:style-name="Strong_20_Emphasis">Форумы и чаты:</text:span> Используйте ресурсы, где можно задать вопросы и получить ответы от опытных разработчиков.</text:p>
        </text:list-item>
        <text:list-item>
          <text:p text:style-name="P7"><text:span text:style-name="Strong_20_Emphasis">Чтение блогов и статей:</text:span> Следите за новостями в мире PHP, читайте статьи и блоги экспертов.</text:p>
        </text:list-item>
        <text:list-item>
          <text:p text:style-name="P7"><text:span text:style-name="Strong_20_Emphasis">Курсы и вебинары:</text:span> Посещайте онлайн-курсы и вебинары, чтобы получить систематизированные знания.</text:p>
        </text:list-item>
        <text:list-item>
          <text:p text:style-name="P7"><text:span text:style-name="Strong_20_Emphasis">Рефакторинг:</text:span> Постоянно улучшайте свой код, пересматривая и оптимизируя его.</text:p>
        </text:list-item>
      </text:list>
      <text:h text:style-name="P15" text:outline-level="3">Практические советы:</text:h>
      <text:list xml:id="list8867218413305206194" text:style-name="L5">
        <text:list-item>
          <text:p text:style-name="P8"><text:span text:style-name="Strong_20_Emphasis">Комментарии и именование:</text:span> Пишите понятные комментарии и используйте осмысленные имена переменных и функций.</text:p>
        </text:list-item>
        <text:list-item>
          <text:p text:style-name="P8"><text:span text:style-name="Strong_20_Emphasis">Постоянное обучение:</text:span> Не останавливайтесь на достигнутом, PHP постоянно развивается.</text:p>
        </text:list-item>
        <text:list-item>
          <text:p text:style-name="P8"><text:span text:style-name="Strong_20_Emphasis">Разнообразие задач:</text:span> Решайте различные задачи, чтобы получить широкий опыт.</text:p>
        </text:list-item>
        <text:list-item>
          <text:p text:style-name="P8"><text:span text:style-name="Strong_20_Emphasis">Понимание ошибок:</text:span> Умение анализировать ошибки и узнавать из них.</text:p>
        </text:list-item>
        <text:list-item>
          <text:p text:style-name="P8"><text:span text:style-name="Strong_20_Emphasis">Воспроизводимость:</text:span> Создавайте код таким образом, чтобы он был воспроизводим в различных средах.</text:p>
        </text:list-item>
      </text:list>
      <text:h text:style-name="P15" text:outline-level="3">Инструменты и ресурсы:</text:h>
      <text:list xml:id="list517213419588176552" text:style-name="L6">
        <text:list-item>
          <text:p text:style-name="P9"><text:span text:style-name="Strong_20_Emphasis">Composer:</text:span> Изучите использование Composer для управления зависимостями.</text:p>
        </text:list-item>
        <text:list-item>
          <text:p text:style-name="P9"><text:span text:style-name="Strong_20_Emphasis">Отладчики:</text:span> Освойте отладчики для эффективной отладки кода.</text:p>
        </text:list-item>
        <text:list-item>
          <text:p text:style-name="P9"><text:span text:style-name="Strong_20_Emphasis">Полезные библиотеки:</text:span> Изучайте различные библиотеки и их применение в PHP.</text:p>
        </text:list-item>
        <text:list-item>
          <text:p text:style-name="P9"><text:span text:style-name="Strong_20_Emphasis">Git и контроль версий:</text:span> Научитесь работать с Git для управления версиями кода.</text:p>
        </text:list-item>
        <text:list-item>
          <text:p text:style-name="P9"><text:span text:style-name="Strong_20_Emphasis">Референс-материалы:</text:span> Создайте собственную базу знаний, где можно быстро найти информацию.</text:p>
        </text:list-item>
      </text:list>
      <text:h text:style-name="P15" text:outline-level="3">Поддержка и самодисциплина:</text:h>
      <text:list xml:id="list244338886319664107" text:style-name="L7">
        <text:list-item>
          <text:p text:style-name="P10"><text:span text:style-name="Strong_20_Emphasis">Менторство:</text:span> Найдите ментора или учителя, который поможет развивать ваши навыки.</text:p>
        </text:list-item>
        <text:list-item>
          <text:p text:style-name="P10"><text:span text:style-name="Strong_20_Emphasis">Регулярные проверки:</text:span> Регулярно рефлектируйте свой прогресс и постоянно улучшайте свои методы обучения.</text:p>
        </text:list-item>
        <text:list-item>
          <text:p text:style-name="P10"><text:span text:style-name="Strong_20_Emphasis">Концентрация:</text:span> Уделите изучению определенное время и избегайте отвлекающих факторов.</text:p>
        </text:list-item>
        <text:list-item>
          <text:p text:style-name="P10"><text:span text:style-name="Strong_20_Emphasis">Здоровье:</text:span> Поддерживайте баланс между учебой и здоровьем, регулярно отдыхайте и занимайтесь физическими упражнениями.</text:p>
        </text:list-item>
        <text:list-item>
          <text:p text:style-name="P10"><text:span text:style-name="Strong_20_Emphasis">Сеть контактов:</text:span> Создавайте свою сеть контактов, чтобы быть в курсе последних событий в индустрии.</text:p>
        </text:list-item>
      </text:list>
      <text:h text:style-name="P15" text:outline-level="3"><text:soft-page-break/>Оценка и исправление ошибок:</text:h>
      <text:list xml:id="list7496177054447070131" text:style-name="L8">
        <text:list-item>
          <text:p text:style-name="P11"><text:span text:style-name="Strong_20_Emphasis">Процесс обучения:</text:span> Изучайте свои ошибки и извлекайте уроки из них.</text:p>
        </text:list-item>
        <text:list-item>
          <text:p text:style-name="P11"><text:span text:style-name="Strong_20_Emphasis">Поиск решений:</text:span> Умение самостоятельно искать решения через поиск в интернете и чтение документации.</text:p>
        </text:list-item>
        <text:list-item>
          <text:p text:style-name="P11"><text:span text:style-name="Strong_20_Emphasis">Обратная связь:</text:span> Принимайте конструктивную критику и стремитесь к улучшению.</text:p>
        </text:list-item>
        <text:list-item>
          <text:p text:style-name="P11"><text:span text:style-name="Strong_20_Emphasis">Подходите с разных сторон:</text:span> Попробуйте разные подходы к одной задаче, чтобы найти наилучший способ решения.</text:p>
        </text:list-item>
        <text:list-item>
          <text:p text:style-name="P11"><text:span text:style-name="Strong_20_Emphasis">Взгляд извне:</text:span> Попросите кого-то изучить ваш код и дать свое мнение.</text:p>
        </text:list-item>
      </text:list>
      <text:h text:style-name="P15" text:outline-level="3">Развитие навыков:</text:h>
      <text:list xml:id="list8858256580190304328" text:style-name="L9">
        <text:list-item>
          <text:p text:style-name="P12"><text:span text:style-name="Strong_20_Emphasis">Новые технологии:</text:span> Изучайте новые технологии, которые могут дополнить ваш стек инструментов.</text:p>
        </text:list-item>
        <text:list-item>
          <text:p text:style-name="P12"><text:span text:style-name="Strong_20_Emphasis">Работа в команде:</text:span> Участвуйте в проектах в команде, чтобы научиться совместной разработке.</text:p>
        </text:list-item>
        <text:list-item>
          <text:p text:style-name="P12"><text:span text:style-name="Strong_20_Emphasis">Подготовка к интервью:</text:span> Практикуйте кодирование и решение задач для подготовки к техническим собеседованиям.</text:p>
        </text:list-item>
        <text:list-item>
          <text:p text:style-name="P12"><text:span text:style-name="Strong_20_Emphasis">Саморазвитие:</text:span> Не ограничивайте свое обучение только PHP, изучайте смежные области (например, HTML, CSS, JavaScript).</text:p>
        </text:list-item>
        <text:list-item>
          <text:p text:style-name="P12"><text:span text:style-name="Strong_20_Emphasis">Курсовые проекты:</text:span> Выполняйте курсовые проекты, чтобы применить знания на практике.</text:p>
        </text:list-item>
      </text:list>
      <text:h text:style-name="P15" text:outline-level="3">Практическая применимость:</text:h>
      <text:list xml:id="list2017735759893821775" text:style-name="L10">
        <text:list-item>
          <text:p text:style-name="P13"><text:span text:style-name="Strong_20_Emphasis">Реальные приложения:</text:span> Разрабатывайте реальные приложения, которые будут полезны вам или другим пользователям.</text:p>
        </text:list-item>
        <text:list-item>
          <text:p text:style-name="P13"><text:span text:style-name="Strong_20_Emphasis">Учебные задачи:</text:span> Решайте учебные задачи, чтобы научиться решать разнообразные проблемы.</text:p>
        </text:list-item>
        <text:list-item>
          <text:p text:style-name="P13"><text:span text:style-name="Strong_20_Emphasis">Рефакторинг проектов:</text:span> Постоянно улучшайте свои проекты, применяя полученные знания.</text:p>
        </text:list-item>
        <text:list-item>
          <text:p text:style-name="P13"><text:span text:style-name="Strong_20_Emphasis">Ментальное моделирование:</text:span> Представляйте архитектуру и работу программы в уме, чтобы лучше понять ее структуру.</text:p>
        </text:list-item>
        <text:list-item>
          <text:p text:style-name="P13"><text:span text:style-name="Strong_20_Emphasis">Делайте паузы:</text:span> Не бойтесь делать перерывы, иногда они помогают лучше освоить материал.</text:p>
        </text:list-item>
      </text:list>
      <text:p text:style-name="P3">Помните, что изучение PHP - это процесс, который требует времени, терпения и постоянства. Не бойтесь делать ошибки и помните, что каждая ошибка - это возможность для улучшения.</text:p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5T02:15:37.51</dc:date>
    <meta:document-statistic meta:table-count="0" meta:image-count="1" meta:object-count="0" meta:page-count="3" meta:paragraph-count="67" meta:word-count="677" meta:character-count="4994"/>
    <dc:creator>Dima Wide</dc:creator>
    <meta:user-defined meta:name="Info 1"/>
    <meta:user-defined meta:name="Info 2"/>
    <meta:user-defined meta:name="Info 3"/>
    <meta:user-defined meta:name="Info 4"/>
  </office:meta>
</office:document-meta>
</file>